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f46ee" officeooo:paragraph-rsid="000f46ee"/>
    </style:style>
    <style:style style:name="P2" style:family="paragraph" style:parent-style-name="Text_20_body">
      <style:text-properties fo:font-size="15pt" fo:font-weight="bold" officeooo:rsid="000f46ee" officeooo:paragraph-rsid="000f46ee" style:font-size-asian="13.1000003814697pt" style:font-weight-asian="bold" style:font-size-complex="15pt" style:font-weight-complex="bold"/>
    </style:style>
    <style:style style:name="P3" style:family="paragraph" style:parent-style-name="Text_20_body" style:list-style-name="L1">
      <style:text-properties fo:font-size="15pt" fo:font-weight="bold" officeooo:rsid="000f46ee" officeooo:paragraph-rsid="000f46ee" style:font-size-asian="13.1000003814697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rsid="0010b4c9" officeooo:paragraph-rsid="0010b4c9" style:font-size-asian="13.1000003814697pt" style:font-weight-asian="bold" style:font-size-complex="15pt" style:font-weight-complex="bold"/>
    </style:style>
    <style:style style:name="P5" style:family="paragraph" style:parent-style-name="Text_20_body">
      <style:text-properties fo:font-size="12pt" fo:font-weight="normal" officeooo:rsid="000f46ee" officeooo:paragraph-rsid="000f46ee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fo:language="es" fo:country="ES" fo:font-weight="normal" officeooo:rsid="0010b4c9" officeooo:paragraph-rsid="0010b4c9" style:font-size-asian="10.5pt" style:font-weight-asian="normal" style:font-size-complex="12pt" style:font-weight-complex="normal"/>
    </style:style>
    <style:style style:name="P7" style:family="paragraph" style:parent-style-name="Title">
      <style:text-properties officeooo:rsid="000f46ee" officeooo:paragraph-rsid="000f46ee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ristian Lage Fern<text:span text:style-name="T1">ández</text:span></text:p>
      <text:p text:style-name="P1"><text:span text:style-name="T1"/></text:p>
      <text:p text:style-name="P2">1. Indica cal é a organización de normalización que se ocupa de:</text:p>
      <text:p text:style-name="P2">a. Normas internacionais de fabricación en todas as ramas da industria excepto das eléctricas.</text:p>
      <text:p text:style-name="P5">Organización Internacional de Normalización(ISO)</text:p>
      <text:p text:style-name="P2">b. Normas internacionais nos campos eléctrico, eléctronico e tecnoloxías relacionadas.</text:p>
      <text:p text:style-name="P5">Comisión Electrotécnica Internacional (IEC).</text:p>
      <text:p text:style-name="P5"/>
      <text:p text:style-name="P2">2. Indica se é verdade ou falso.</text:p>
      <text:list xml:id="list2856452674" text:style-name="L1">
        <text:list-item>
          <text:p text:style-name="P3">Existen moitas normas desenvolvidas conxuntamente entre ISO e IEC.</text:p>
        </text:list-item>
      </text:list>
      <text:p text:style-name="P5">Verdadeiro.</text:p>
      <text:p text:style-name="P5"/>
      <text:p text:style-name="P2">4. Que son as normas UNE?</text:p>
      <text:p text:style-name="P5">Los documentos normativos <text:span text:style-name="T2">UNE</text:span> (acrónimo de <text:span text:style-name="T2">U</text:span>na <text:span text:style-name="T2">N</text:span>orma <text:span text:style-name="T2">E</text:span>spañola) son un conjunto de normas, normas experimentales e informes (estándares) creados en los Comités Técnicos de Normalización (CTN) de la <text:a xlink:type="simple" xlink:href="https://es.wikipedia.org/wiki/Asociación_Española_de_Normalización" text:style-name="Internet_20_link" text:visited-style-name="Visited_20_Internet_20_Link">Asociación Española de Normalización (UNE)</text:a>, antes llamada <text:a xlink:type="simple" xlink:href="https://es.wikipedia.org/wiki/Asociación_Española_de_Normalización_y_Certificación" text:style-name="Internet_20_link" text:visited-style-name="Visited_20_Internet_20_Link">AENOR</text:a>. </text:p>
      <text:p text:style-name="P5"/>
      <text:p text:style-name="P4">5. Quen representa a España nos organismos de normalización internacional?</text:p>
      <text:p text:style-name="P6"><text:span text:style-name="T2">UNE</text:span> es el representante español en los organismos internacionales ISO/IEC y en los europeos CEN/CENELEC siendo, asimismo, el organismo nacional de normalización de ETS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7:28:53.178757696</meta:creation-date>
    <dc:date>2024-02-19T17:40:41.357561738</dc:date>
    <meta:editing-duration>PT1M38S</meta:editing-duration>
    <meta:editing-cycles>1</meta:editing-cycles>
    <meta:document-statistic meta:table-count="0" meta:image-count="0" meta:object-count="0" meta:page-count="1" meta:paragraph-count="13" meta:word-count="142" meta:character-count="999" meta:non-whitespace-character-count="870"/>
    <meta:generator>LibreOffice/7.3.7.2$Linux_X86_64 LibreOffice_project/30$Build-2</meta:generator>
  </office:meta>
</office:document-meta>
</file>